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15000000159EBAD8F7055571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2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9.5cm" style:rel-column-width="32767*"/>
    </style:style>
    <style:style style:name="Tabla1.B" style:family="table-column">
      <style:table-column-properties style:column-width="9.5cm" style:rel-column-width="32768*"/>
    </style:style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1.667cm" style:rel-column-width="5749*"/>
    </style:style>
    <style:style style:name="Tabla2.B" style:family="table-column">
      <style:table-column-properties style:column-width="1.508cm" style:rel-column-width="5201*"/>
    </style:style>
    <style:style style:name="Tabla2.D" style:family="table-column">
      <style:table-column-properties style:column-width="14.159cm" style:rel-column-width="48836*"/>
    </style:style>
    <style:style style:name="Tabla2.A1" style:family="table-cell">
      <style:table-cell-properties fo:padding="0cm" fo:border="none"/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6.456cm" style:rel-column-width="22266*"/>
    </style:style>
    <style:style style:name="Tabla4.C" style:family="table-column">
      <style:table-column-properties style:column-width="4.048cm" style:rel-column-width="13962*"/>
    </style:style>
    <style:style style:name="Tabla4.D" style:family="table-column">
      <style:table-column-properties style:column-width="2.041cm" style:rel-column-width="7041*"/>
    </style:style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1.707cm" style:rel-column-width="5889*"/>
    </style:style>
    <style:style style:name="Tabla3.B" style:family="table-column">
      <style:table-column-properties style:column-width="3.56cm" style:rel-column-width="12277*"/>
    </style:style>
    <style:style style:name="Tabla3.C" style:family="table-column">
      <style:table-column-properties style:column-width="9.118cm" style:rel-column-width="31447*"/>
    </style:style>
    <style:style style:name="Tabla3.D" style:family="table-column">
      <style:table-column-properties style:column-width="1.538cm" style:rel-column-width="5305*"/>
    </style:style>
    <style:style style:name="Tabla3.E" style:family="table-column">
      <style:table-column-properties style:column-width="1.54cm" style:rel-column-width="5311*"/>
    </style:style>
    <style:style style:name="Tabla3.F" style:family="table-column">
      <style:table-column-properties style:column-width="1.538cm" style:rel-column-width="5306*"/>
    </style:style>
    <style:style style:name="Tabla3.A1" style:family="table-cell">
      <style:table-cell-properties fo:background-color="transparent" fo:padding="0.011cm" fo:border-left="0.05pt solid #000000" fo:border-right="none" fo:border-top="0.05pt solid #000000" fo:border-bottom="0.05pt solid #000000">
        <style:background-image/>
      </style:table-cell-properties>
    </style:style>
    <style:style style:name="Tabla3.E1" style:family="table-cell">
      <style:table-cell-properties fo:background-color="#e6e6ff" fo:padding="0.011cm" fo:border-left="0.05pt solid #000000" fo:border-right="none" fo:border-top="0.05pt solid #000000" fo:border-bottom="0.05pt solid #000000">
        <style:background-image/>
      </style:table-cell-properties>
    </style:style>
    <style:style style:name="Tabla3.F1" style:family="table-cell">
      <style:table-cell-properties fo:background-color="transparent" fo:padding="0.011cm" fo:border="0.05pt solid #000000">
        <style:background-image/>
      </style:table-cell-properties>
    </style:style>
    <style:style style:name="Tabla3.A2" style:family="table-cell">
      <style:table-cell-properties fo:background-color="transparent" fo:padding="0.011cm" fo:border-left="0.05pt solid #000000" fo:border-right="none" fo:border-top="none" fo:border-bottom="0.05pt solid #000000">
        <style:background-image/>
      </style:table-cell-properties>
    </style:style>
    <style:style style:name="Tabla3.E2" style:family="table-cell">
      <style:table-cell-properties fo:background-color="#e6e6ff" fo:padding="0.011cm" fo:border-left="0.05pt solid #000000" fo:border-right="none" fo:border-top="none" fo:border-bottom="0.05pt solid #000000">
        <style:background-image/>
      </style:table-cell-properties>
    </style:style>
    <style:style style:name="Tabla3.F2" style:family="table-cell">
      <style:table-cell-properties fo:background-color="transparent" fo:padding="0.01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margin-top="0cm" fo:margin-bottom="0cm" loext:contextual-spacing="false" fo:line-height="0.395cm" fo:text-align="end" style:justify-single-word="false" fo:orphans="0" fo:widows="0" style:text-autospace="none"/>
      <style:text-properties fo:color="#221f1f" style:font-name="Arial" fo:font-size="8pt" fo:font-weight="normal" style:font-size-asian="8pt" style:font-weight-asian="normal" style:font-name-complex="Lucida Sans" style:font-size-complex="8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top="0cm" fo:margin-bottom="0cm" loext:contextual-spacing="false" fo:line-height="100%" fo:text-align="end" style:justify-single-word="false" fo:orphans="0" fo:widows="0" fo:break-before="column" style:text-autospace="none"/>
      <style:text-properties fo:color="#221f1f" style:font-name="Arial" fo:font-size="10pt" fo:letter-spacing="-0.007cm" fo:font-style="normal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6pt" fo:letter-spacing="-0.007cm" fo:font-style="normal" fo:font-weight="normal" fo:background-color="transparent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6pt" fo:letter-spacing="-0.012cm" fo:font-style="normal" fo:font-weight="normal" fo:background-color="transparent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07cm" fo:font-style="normal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Lucida Sans" style:font-size-complex="6pt" style:text-emphasize="none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Arial" fo:font-size="10pt" fo:letter-spacing="-0.009cm" fo:font-weight="normal" style:font-size-asian="10pt" style:font-weight-asian="normal" style:font-name-complex="Lucida Sans" style:font-size-complex="10pt" style:font-weight-complex="normal"/>
    </style:style>
    <style:style style:name="P11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Arial" fo:font-size="6pt" fo:letter-spacing="-0.007cm" style:font-size-asian="6pt" style:font-name-complex="Lucida Sans" style:font-size-complex="6pt"/>
    </style:style>
    <style:style style:name="P1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Arial" fo:font-size="6pt" style:font-size-asian="6pt" style:font-name-complex="Lucida Sans" style:font-size-complex="6pt"/>
    </style:style>
    <style:style style:name="P15" style:family="paragraph" style:parent-style-name="Standard">
      <style:paragraph-properties fo:margin-left="0cm" fo:margin-right="0.199cm" fo:margin-top="0cm" fo:margin-bottom="0cm" loext:contextual-spacing="false" fo:line-height="100%" fo:text-align="start" style:justify-single-word="false" fo:orphans="0" fo:widows="0" fo:text-indent="0.101cm" style:auto-text-indent="false" style:text-autospace="none"/>
      <style:text-properties fo:color="#221f1f" style:font-name="Arial" fo:font-size="10pt" fo:letter-spacing="-0.007cm" style:font-size-asian="10pt" style:font-name-complex="Lucida Sans" style:font-size-complex="10pt"/>
    </style:style>
    <style:style style:name="P16" style:family="paragraph" style:parent-style-name="Standard">
      <style:paragraph-properties fo:margin-left="0.155cm" fo:margin-right="0cm" fo:margin-top="0cm" fo:margin-bottom="0cm" loext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Arial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7" style:family="paragraph" style:parent-style-name="Standard">
      <style:paragraph-properties fo:margin-left="0cm" fo:margin-right="-0.101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Arial" fo:font-size="10pt" fo:letter-spacing="-0.007cm" fo:font-style="normal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Arial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paragraph-properties fo:margin-left="0cm" fo:margin-right="-0.085cm" fo:margin-top="0.064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07cm" fo:font-style="normal" style:text-underline-style="none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Arial" fo:font-size="10pt" fo:letter-spacing="-0.007cm" fo:font-style="italic" fo:font-weight="normal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22" style:family="paragraph" style:parent-style-name="Standard">
      <style:paragraph-properties fo:margin-left="0cm" fo:margin-right="0.101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07cm" fo:font-style="normal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23" style:family="paragraph" style:parent-style-name="Standard">
      <style:paragraph-properties fo:margin-left="0cm" fo:margin-right="0.101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07cm" fo:font-style="normal" fo:font-weight="bold" fo:background-color="transparent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24" style:family="paragraph" style:parent-style-name="Standard">
      <style:paragraph-properties fo:margin-left="0cm" fo:margin-right="0.101cm" fo:margin-top="0cm" fo:margin-bottom="0cm" loext:contextual-spacing="fals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Arial" fo:font-size="10pt" fo:letter-spacing="-0.007cm" fo:font-style="normal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25" style:family="paragraph" style:parent-style-name="Standard">
      <style:paragraph-properties fo:margin-left="0cm" fo:margin-right="-0.101cm" fo:margin-top="0cm" fo:margin-bottom="0cm" loext:contextual-spacing="false" fo:line-height="100%" fo:orphans="0" fo:widows="0" fo:text-indent="0.199cm" style:auto-text-indent="false" style:text-autospace="none">
        <style:tab-stops>
          <style:tab-stop style:position="0.199cm"/>
        </style:tab-stops>
      </style:paragraph-properties>
      <style:text-properties fo:color="#221f1f" style:text-position="-5% 100%" style:font-name="Lucida Sans" fo:font-size="10pt" fo:letter-spacing="-0.007cm" fo:font-style="normal" fo:font-weight="normal" fo:background-color="transparent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-0.101cm" fo:margin-top="0cm" fo:margin-bottom="0cm" loext:contextual-spacing="false" fo:line-height="100%" fo:orphans="0" fo:widows="0" fo:text-indent="0.199cm" style:auto-text-indent="false" style:text-autospace="none">
        <style:tab-stops>
          <style:tab-stop style:position="0.199cm"/>
        </style:tab-stops>
      </style:paragraph-properties>
      <style:text-properties fo:color="#221f1f" style:text-position="-5% 100%" style:font-name="Arial" fo:font-size="10pt" fo:letter-spacing="-0.007cm" fo:font-style="normal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-0.101cm" fo:margin-top="0cm" fo:margin-bottom="0cm" loext:contextual-spacing="false" fo:line-height="100%" fo:orphans="0" fo:widows="0" fo:text-indent="0.199cm" style:auto-text-indent="false" style:text-autospace="none">
        <style:tab-stops>
          <style:tab-stop style:position="0.199cm"/>
        </style:tab-stops>
      </style:paragraph-properties>
      <style:text-properties fo:color="#221f1f" style:text-position="-5% 100%" style:font-name="Arial" fo:font-size="10pt" fo:letter-spacing="-0.007cm" fo:font-style="normal" fo:font-weight="bold" fo:background-color="transparent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28" style:family="paragraph" style:parent-style-name="Standard">
      <style:paragraph-properties fo:margin-left="0cm" fo:margin-right="-0.101cm" fo:margin-top="0cm" fo:margin-bottom="0cm" loext:contextual-spacing="false" fo:line-height="100%" fo:orphans="0" fo:widows="0" fo:text-indent="0.199cm" style:auto-text-indent="false" fo:break-before="column" style:text-autospace="none">
        <style:tab-stops>
          <style:tab-stop style:position="0.199cm"/>
        </style:tab-stops>
      </style:paragraph-properties>
      <style:text-properties fo:color="#221f1f" style:text-position="-5% 100%" style:font-name="Arial" fo:font-size="10pt" fo:letter-spacing="-0.007cm" fo:font-style="normal" fo:font-weight="normal" fo:background-color="transparent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-0.056cm" fo:margin-top="0.199cm" fo:margin-bottom="0cm" loext:contextual-spacing="false" fo:line-height="100%" fo:text-align="start" style:justify-single-word="false" fo:orphans="0" fo:widows="0" fo:text-indent="0cm" style:auto-text-indent="false" fo:break-before="column" style:text-autospace="none"/>
      <style:text-properties style:use-window-font-color="true" style:font-name="Arial" fo:font-size="10pt" fo:letter-spacing="-0.009cm" fo:font-style="normal" style:text-underline-style="none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30" style:family="paragraph" style:parent-style-name="Standard">
      <style:paragraph-properties fo:margin-left="0cm" fo:margin-right="-0.056cm" fo:margin-top="0.199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style="normal" style:text-underline-style="none" fo:font-weight="normal" fo:background-color="transparent" style:font-size-asian="7pt" style:font-style-asian="normal" style:font-weight-asian="normal" style:font-name-complex="Lucida Sans" style:font-size-complex="7pt" style:font-style-complex="normal" style:font-weight-complex="normal"/>
    </style:style>
    <style:style style:name="P31" style:family="paragraph" style:parent-style-name="Standard">
      <style:paragraph-properties fo:margin-left="0cm" fo:margin-right="-0.056cm" fo:margin-top="0.199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Arial" fo:font-size="6pt" fo:letter-spacing="-0.009cm" style:text-underline-style="none" fo:font-weight="normal" style:font-size-asian="6pt" style:font-weight-asian="normal" style:font-name-complex="Lucida Sans" style:font-size-complex="6pt" style:font-weight-complex="normal"/>
    </style:style>
    <style:style style:name="P32" style:family="paragraph" style:parent-style-name="Standard">
      <style:paragraph-properties fo:margin-left="0cm" fo:margin-right="1cm" fo:margin-top="0cm" fo:margin-bottom="0.101cm" loext:contextual-spacing="false" fo:line-height="100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position="-5% 100%" style:font-name="Arial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P33" style:family="paragraph" style:parent-style-name="Text_20_body">
      <style:paragraph-properties fo:margin-left="0cm" fo:margin-right="1cm" fo:margin-top="0cm" fo:margin-bottom="0.101cm" loext:contextual-spacing="false" fo:line-height="100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position="-5% 100%" style:font-name="Arial" fo:font-size="11pt" fo:letter-spacing="-0.007cm" fo:font-weight="bold" style:font-size-asian="11pt" style:font-weight-asian="bold" style:font-name-complex="Lucida Sans" style:font-size-complex="11pt" style:font-weight-complex="bold"/>
    </style:style>
    <style:style style:name="P34" style:family="paragraph" style:parent-style-name="Standard">
      <style:paragraph-properties fo:margin-left="0cm" fo:margin-right="0.19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" style:font-size-complex="6pt" style:text-emphasize="none"/>
    </style:style>
    <style:style style:name="P35" style:family="paragraph" style:parent-style-name="Standard">
      <style:paragraph-properties fo:margin-left="0cm" fo:margin-right="0.19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" style:font-size-complex="6pt" style:text-emphasize="none"/>
    </style:style>
    <style:style style:name="P36" style:family="paragraph" style:parent-style-name="Standard">
      <style:paragraph-properties fo:margin-left="0cm" fo:margin-right="0.19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" style:font-size-complex="7pt" style:text-emphasize="none"/>
    </style:style>
    <style:style style:name="P37" style:family="paragraph" style:parent-style-name="Standard">
      <style:paragraph-properties fo:margin-left="0.079cm" fo:margin-right="0.106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" style:font-size-complex="7pt" style:text-emphasize="none"/>
    </style:style>
    <style:style style:name="P38" style:family="paragraph" style:parent-style-name="Standard">
      <style:paragraph-properties fo:margin-left="0.106cm" fo:margin-right="0.106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7pt" fo:letter-spacing="-0.007cm" fo:font-style="normal" fo:text-shadow="none" style:text-underline-style="none" fo:font-weight="bold" style:font-size-asian="7pt" style:font-style-asian="normal" style:font-weight-asian="bold" style:font-name-complex="Lucida Sans" style:font-size-complex="7pt" style:font-weight-complex="bold" style:text-emphasize="none"/>
    </style:style>
    <style:style style:name="P39" style:family="paragraph" style:parent-style-name="Standard">
      <style:paragraph-properties fo:margin-left="0.106cm" fo:margin-right="0.079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" style:font-size-complex="7pt" style:text-emphasize="none"/>
    </style:style>
    <style:style style:name="P40" style:family="paragraph" style:parent-style-name="Standard">
      <style:paragraph-properties fo:margin-left="0cm" fo:margin-right="0.291cm" fo:margin-top="0cm" fo:margin-bottom="0cm" loext:contextual-spacing="false" fo:line-height="100%" fo:text-align="start" style:justify-single-word="false" fo:orphans="0" fo:widows="0" fo:text-indent="0cm" style:auto-text-indent="false" style:text-autospace="none">
        <style:tab-stops>
          <style:tab-stop style:position="2.117cm"/>
        </style:tab-stops>
      </style:paragraph-properties>
      <style:text-properties fo:color="#221f1f" style:text-outline="false" style:text-line-through-style="none" style:text-line-through-type="none" style:font-name="Arial1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" style:font-size-complex="6pt" style:text-emphasize="none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Lucida Sans" style:font-size-complex="8pt"/>
    </style:style>
    <style:style style:name="P42" style:family="paragraph" style:parent-style-name="Table_20_Contents">
      <style:paragraph-properties fo:text-align="end" style:justify-single-word="false"/>
      <style:text-properties style:font-name="Arial" fo:font-size="8pt" style:font-size-asian="8pt" style:font-name-complex="Lucida Sans" style:font-size-complex="8pt"/>
    </style:style>
    <style:style style:name="P43" style:family="paragraph" style:parent-style-name="Table_20_Contents">
      <style:text-properties style:font-name="Arial" fo:font-size="6pt" style:font-size-asian="6pt" style:font-size-complex="6pt"/>
    </style:style>
    <style:style style:name="P44" style:family="paragraph" style:parent-style-name="Table_20_Contents">
      <style:paragraph-properties fo:text-align="start" style:justify-single-word="false"/>
      <style:text-properties fo:color="#221f1f" style:font-name="Arial" fo:font-size="10pt" fo:letter-spacing="-0.007cm" fo:font-style="normal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45" style:family="paragraph" style:parent-style-name="Table_20_Heading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Arial" fo:font-size="10pt" fo:letter-spacing="-0.012cm" fo:font-weight="normal" style:font-size-asian="10pt" style:font-weight-asian="normal" style:font-name-complex="Lucida Sans" style:font-size-complex="10pt" style:font-weight-complex="normal"/>
    </style:style>
    <style:style style:name="P47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fo:break-before="column" style:text-autospace="none"/>
      <style:text-properties fo:color="#221f1f" style:font-name="Calibri" fo:font-size="12pt" fo:font-weight="bold" style:font-size-asian="12pt" style:font-weight-asian="bold" style:font-name-complex="Lucida Sans" style:font-size-complex="12pt" style:font-weight-complex="bold"/>
    </style:style>
    <style:style style:name="P48" style:family="paragraph" style:parent-style-name="Standard">
      <style:paragraph-properties fo:margin-top="0.018cm" fo:margin-bottom="0cm" loext:contextual-spacing="false" fo:line-height="100%" fo:text-align="end" style:justify-single-word="false" fo:orphans="0" fo:widows="0" style:text-autospace="none"/>
      <style:text-properties style:font-name="Calibri" fo:font-size="10pt" style:font-size-asian="10pt" style:font-size-complex="10pt"/>
    </style:style>
    <style:style style:name="P49" style:family="paragraph" style:parent-style-name="Standard">
      <style:paragraph-properties fo:margin-left="0cm" fo:margin-right="-0.083cm" fo:margin-top="0cm" fo:margin-bottom="0cm" loext:contextual-spacing="false" fo:line-height="0.369cm" fo:orphans="0" fo:widows="0" fo:text-indent="0cm" style:auto-text-indent="false" fo:break-before="column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margin-left="0cm" fo:margin-right="-0.083cm" fo:margin-top="0cm" fo:margin-bottom="0cm" loext:contextual-spacing="false" fo:line-height="0.369cm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margin-left="0cm" fo:margin-right="0.219cm" fo:margin-top="0cm" fo:margin-bottom="0cm" loext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Arial" fo:font-size="10pt" fo:letter-spacing="-0.007cm" fo:font-weight="normal" style:font-size-asian="10pt" style:font-weight-asian="normal" style:font-name-complex="Lucida Sans" style:font-size-complex="10pt" style:font-weight-complex="normal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fo:letter-spacing="-0.007cm" fo:font-style="normal" style:font-style-asian="normal" style:font-style-complex="normal"/>
    </style:style>
    <style:style style:name="T3" style:family="text">
      <style:text-properties style:text-outline="false" style:text-line-through-style="none" style:text-line-through-type="none" style:text-position="-5% 100%" style:font-name="Calibri" fo:font-size="12pt" fo:letter-spacing="-0.007cm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emphasize="none"/>
    </style:style>
    <style:style style:name="T4" style:family="text">
      <style:text-properties style:text-outline="false" style:text-line-through-style="none" style:text-line-through-type="none" style:text-position="-5% 100%" style:font-name="Calibri" fo:font-size="9pt" fo:letter-spacing="-0.007cm" fo:font-style="normal" fo:text-shadow="none" style:text-underline-style="none" style:font-size-asian="9pt" style:font-style-asian="normal" style:font-size-complex="9pt" style:font-style-complex="normal" style:text-emphasize="none"/>
    </style:style>
    <style:style style:name="T5" style:family="text">
      <style:text-properties style:text-outline="false" style:text-line-through-style="none" style:text-line-through-type="none" style:text-position="-5% 100%" fo:font-size="8pt" fo:font-style="normal" fo:text-shadow="none" style:text-underline-style="none" fo:background-color="transparent" loext:char-shading-value="0" style:font-size-asian="8pt" style:font-style-asian="normal" style:font-size-complex="8pt" style:font-style-complex="normal" style:text-emphasize="none"/>
    </style:style>
    <style:style style:name="T6" style:family="text">
      <style:text-properties style:text-outline="false" style:text-line-through-style="none" style:text-line-through-type="none" style:text-position="-5% 100%" fo:font-size="8pt" fo:font-style="normal" fo:text-shadow="none" style:text-underline-style="none" style:font-size-asian="8pt" style:font-style-asian="normal" style:font-size-complex="8pt" style:font-style-complex="normal" style:text-emphasize="none"/>
    </style:style>
    <style:style style:name="T7" style:family="text">
      <style:text-properties style:text-outline="false" style:text-line-through-style="none" style:text-line-through-type="none" style:text-position="-5% 100%" fo:font-size="8pt" fo:letter-spacing="-0.012cm" fo:font-style="normal" fo:text-shadow="none" style:text-underline-style="none" fo:background-color="transparent" loext:char-shading-value="0" style:font-size-asian="8pt" style:font-style-asian="normal" style:font-size-complex="8pt" style:font-style-complex="normal" style:text-emphasize="none"/>
    </style:style>
    <style:style style:name="T8" style:family="text">
      <style:text-properties style:text-outline="false" style:text-line-through-style="none" style:text-line-through-type="none" fo:font-style="normal" fo:text-shadow="none" style:text-underline-style="none" style:font-style-asian="normal" style:font-style-complex="normal" style:text-emphasize="none"/>
    </style:style>
    <style:style style:name="T9" style:family="text">
      <style:text-properties style:text-outline="false" style:text-line-through-style="none" style:text-line-through-type="none" fo:font-size="9pt" fo:font-style="normal" fo:text-shadow="none" style:text-underline-style="none" style:font-size-asian="9pt" style:font-style-asian="normal" style:font-size-complex="9pt" style:font-style-complex="normal" style:text-emphasize="none"/>
    </style:style>
    <style:style style:name="T10" style:family="text">
      <style:text-properties style:text-outline="false" style:text-line-through-style="none" style:text-line-through-typ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style:text-emphasize="none"/>
    </style:style>
    <style:style style:name="T11" style:family="text">
      <style:text-properties style:text-outline="false" style:text-line-through-style="none" style:text-line-through-type="none" fo:font-size="7pt" fo:text-shadow="none" style:text-underline-style="none" fo:background-color="transparent" loext:char-shading-value="0" style:font-size-asian="7pt" style:font-size-complex="7pt" style:text-emphasize="none"/>
    </style:style>
    <style:style style:name="T12" style:family="text">
      <style:text-properties style:text-outline="false" style:text-line-through-style="none" style:text-line-through-type="none" fo:font-size="6pt" fo:font-style="normal" fo:text-shadow="none" style:text-underline-style="none" style:font-size-asian="6pt" style:font-style-asian="normal" style:font-size-complex="6pt" style:font-style-complex="normal" style:text-emphasize="none"/>
    </style:style>
    <style:style style:name="T13" style:family="text">
      <style:text-properties style:text-outline="false" style:text-line-through-style="none" style:text-line-through-type="none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 style:text-emphasize="none"/>
    </style:style>
    <style:style style:name="T14" style:family="text">
      <style:text-properties style:text-outline="false" style:text-line-through-style="none" style:text-line-through-type="none" fo:font-size="8pt" fo:text-shadow="none" style:text-underline-style="none" fo:background-color="transparent" loext:char-shading-value="0" style:font-size-asian="8pt" style:font-size-complex="8pt" style:text-emphasize="none"/>
    </style:style>
    <style:style style:name="T15" style:family="text">
      <style:text-properties style:text-position="-5% 100%" fo:letter-spacing="-0.007cm" fo:font-style="normal" style:text-underline-style="none" style:font-style-asian="normal" style:font-style-complex="normal"/>
    </style:style>
    <style:style style:name="T1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17" style:family="text">
      <style:text-properties style:text-position="-5% 100%" fo:font-size="8pt" fo:letter-spacing="-0.009cm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8" style:family="text">
      <style:text-properties fo:color="#221f1f" fo:letter-spacing="-0.007cm" fo:font-style="normal" style:font-style-asian="normal" style:font-name-complex="Lucida Sans" style:font-style-complex="normal"/>
    </style:style>
    <style:style style:name="T19" style:family="text">
      <style:text-properties fo:color="#221f1f" fo:letter-spacing="-0.007cm" fo:font-style="italic" style:font-style-asian="italic" style:font-name-complex="Lucida Sans" style:font-style-complex="italic"/>
    </style:style>
    <style:style style:name="T20" style:family="text">
      <style:text-properties fo:color="#221f1f" fo:letter-spacing="-0.007cm" style:font-name-complex="Lucida Sans"/>
    </style:style>
    <style:style style:name="T21" style:family="text">
      <style:text-properties fo:color="#221f1f" fo:letter-spacing="-0.007cm" fo:font-weight="normal" style:font-weight-asian="normal" style:font-weight-complex="normal"/>
    </style:style>
    <style:style style:name="T22" style:family="text">
      <style:text-properties fo:color="#221f1f" style:font-name-complex="Lucida Sans"/>
    </style:style>
    <style:style style:name="T23" style:family="text">
      <style:text-properties fo:color="#221f1f" style:text-position="-5% 100%" fo:letter-spacing="-0.012cm" style:font-name-complex="Lucida Sans"/>
    </style:style>
    <style:style style:name="T24" style:family="text">
      <style:text-properties fo:color="#221f1f" style:text-position="-5% 100%" fo:letter-spacing="-0.012cm" fo:font-style="normal" style:font-style-asian="normal" style:font-name-complex="Lucida Sans" style:font-style-complex="normal"/>
    </style:style>
    <style:style style:name="T25" style:family="text">
      <style:text-properties fo:color="#221f1f" style:text-position="-5% 100%" fo:letter-spacing="-0.012cm" fo:font-style="normal" style:text-underline-style="none" style:font-style-asian="normal" style:font-name-complex="Lucida Sans" style:font-style-complex="normal"/>
    </style:style>
    <style:style style:name="T2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27" style:family="text">
      <style:text-properties fo:color="#221f1f" style:text-position="-5% 100%" fo:letter-spacing="-0.007cm" fo:font-style="normal" fo:background-color="transparent" loext:char-shading-value="0" style:font-style-asian="normal" style:font-name-complex="Lucida Sans" style:font-style-complex="normal"/>
    </style:style>
    <style:style style:name="T28" style:family="text">
      <style:text-properties fo:color="#221f1f" style:text-position="-5% 100%" fo:letter-spacing="-0.007cm" fo:font-style="normal" style:font-style-asian="normal" style:font-name-complex="Lucida Sans" style:font-style-complex="normal"/>
    </style:style>
    <style:style style:name="T29" style:family="text">
      <style:text-properties fo:color="#221f1f" style:text-position="-5% 100%" fo:letter-spacing="-0.007cm" fo:font-style="normal" style:text-underline-style="none" style:font-style-asian="normal" style:font-name-complex="Lucida Sans" style:font-style-complex="normal"/>
    </style:style>
    <style:style style:name="T30" style:family="text">
      <style:text-properties fo:color="#221f1f" style:text-position="-5% 100%" fo:letter-spacing="-0.007cm" fo:background-color="transparent" loext:char-shading-value="0" style:font-name-complex="Lucida Sans"/>
    </style:style>
    <style:style style:name="T31" style:family="text">
      <style:text-properties fo:color="#221f1f" style:text-position="-5% 100%" fo:letter-spacing="-0.007cm" style:font-name-complex="Lucida Sans"/>
    </style:style>
    <style:style style:name="T32" style:family="text">
      <style:text-properties fo:color="#221f1f" style:text-position="-5% 100%" fo:letter-spacing="-0.028cm" fo:font-style="normal" fo:background-color="transparent" loext:char-shading-value="0" style:font-style-asian="normal" style:font-name-complex="Lucida Sans" style:font-style-complex="normal"/>
    </style:style>
    <style:style style:name="T33" style:family="text">
      <style:text-properties fo:color="#221f1f" style:text-position="-5% 100%" fo:letter-spacing="-0.028cm" fo:background-color="transparent" loext:char-shading-value="0" style:font-name-complex="Lucida Sans"/>
    </style:style>
    <style:style style:name="T34" style:family="text">
      <style:text-properties fo:color="#221f1f" style:text-position="-5% 100%" fo:letter-spacing="-0.009cm" style:font-name-complex="Lucida Sans"/>
    </style:style>
    <style:style style:name="T35" style:family="text">
      <style:text-properties fo:color="#221f1f" fo:letter-spacing="-0.012cm" style:font-name-complex="Lucida Sans"/>
    </style:style>
    <style:style style:name="T36" style:family="text">
      <style:text-properties fo:color="#221f1f" style:text-outline="false" style:text-line-through-style="none" style:text-line-through-type="none" style:text-position="-5% 100%" fo:font-size="9pt" fo:letter-spacing="-0.012cm" fo:font-style="normal" fo:text-shadow="none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 style:text-emphasize="none"/>
    </style:style>
    <style:style style:name="T37" style:family="text">
      <style:text-properties fo:color="#221f1f" fo:letter-spacing="-0.014cm" style:font-name-complex="Lucida Sans"/>
    </style:style>
    <style:style style:name="T38" style:family="text">
      <style:text-properties fo:font-style="normal" fo:background-color="transparent" loext:char-shading-value="0" style:font-style-asian="normal" style:font-style-complex="normal"/>
    </style:style>
    <style:style style:name="T39" style:family="text">
      <style:text-properties fo:font-size="6pt" fo:letter-spacing="-0.012cm" fo:background-color="transparent" loext:char-shading-value="0" style:font-size-asian="6pt" style:font-size-complex="6pt"/>
    </style:style>
    <style:style style:name="T40" style:family="text">
      <style:text-properties fo:font-weight="bold" fo:background-color="transparent" loext:char-shading-value="0" style:font-weight-asian="bold" style:font-weight-complex="bold"/>
    </style:style>
    <style:style style:name="T41" style:family="text">
      <style:text-properties fo:letter-spacing="-0.012cm" fo:background-color="transparent" loext:char-shading-value="0"/>
    </style:style>
    <style:style style:name="T42" style:family="text">
      <style:text-properties fo:letter-spacing="-0.012cm" fo:font-weight="bold" fo:background-color="transparent" loext:char-shading-value="0" style:font-weight-asian="bold" style:font-weight-complex="bold"/>
    </style:style>
    <style:style style:name="T43" style:family="text">
      <style:text-properties fo:font-size="8pt" style:font-size-asian="8pt" style:font-size-complex="8pt"/>
    </style:style>
    <style:style style:name="T44" style:family="text">
      <style:text-properties fo:font-size="8pt" fo:letter-spacing="-0.007cm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45" style:family="text">
      <style:text-properties fo:background-color="transparent" loext:char-shading-value="0"/>
    </style:style>
    <style:style style:name="T46" style:family="text">
      <style:text-properties fo:letter-spacing="-0.014cm" fo:background-color="transparent" loext:char-shading-value="0"/>
    </style:style>
    <style:style style:name="T47" style:family="text">
      <style:text-properties fo:letter-spacing="-0.014cm" fo:font-style="normal" fo:background-color="transparent" loext:char-shading-value="0" style:font-style-asian="normal" style:font-style-complex="normal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size="11pt" fo:font-weight="bold" style:font-size-asian="11pt" style:font-weight-asian="bold" style:font-size-complex="11pt" style:font-weight-complex="bold"/>
    </style:style>
    <style:style style:name="T50" style:family="text">
      <style:text-properties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51" style:family="text">
      <style:text-properties style:font-name="Calibri"/>
    </style:style>
    <style:style style:name="T52" style:family="text">
      <style:text-properties style:font-name="Calibri" fo:letter-spacing="-0.007cm" fo:font-style="italic" style:font-style-asian="italic" style:font-style-complex="italic"/>
    </style:style>
    <style:style style:name="T53" style:family="text">
      <style:text-properties style:font-name="Calibri" fo:font-size="9pt" fo:letter-spacing="-0.007cm" fo:font-style="normal" style:font-size-asian="9pt" style:font-style-asian="normal" style:font-size-complex="9pt" style:font-style-complex="normal"/>
    </style:style>
    <style:style style:name="T54" style:family="text">
      <style:text-properties fo:font-size="15pt" fo:font-weight="bold" fo:background-color="transparent" loext:char-shading-value="0" style:font-size-asian="15pt" style:font-weight-asian="bold" style:font-size-complex="15pt" style:font-weight-complex="bold"/>
    </style:style>
    <style:style style:name="T55" style:family="text">
      <style:text-properties fo:color="#000080" style:text-underline-style="solid" style:text-underline-width="auto" style:text-und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tex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94071760066656">
          <table:table-cell table:style-name="TableBox94071760068112" office:value-type="string">
            <text:p text:style-name="Table_20_Contents"><draw:a xlink:type="simple" xlink:href="http://www.ingenieriaboggio.com.ar/" office:name="Ingenieria Boggio S.A."><draw:frame draw:style-name="fr1" draw:name="image: asimage(o.company_id.logo,size_x=220,size_y=65,hold_ratio=True)" text:anchor-type="paragraph" svg:x="0.333cm" svg:y="0.101cm" draw:z-index="0"><draw:text-box fo:min-height="2.492cm" fo:min-width="7.507cm"><text:p text:style-name="Frame_20_contents">Imagen</text:p></draw:text-box></draw:frame></draw:a></text:p>
          </table:table-cell>
          <table:table-cell table:style-name="TableBox94071760200576" office:value-type="string">
            <text:p text:style-name="P47"><text:span text:style-name="T17"><text:text-input text:description="&lt;if test=&quot;o.voucher_ids&quot;&gt;">if</text:text-input></text:span>REMITO<text:span text:style-name="T1"> </text:span><text:span text:style-name="T2"><text:text-input text:description="&lt;&quot;, &quot;.join(o.voucher_ids.mapped('number'))&gt;">000</text:text-input></text:span><text:span text:style-name="T44"><text:text-input text:description="&lt;/if&gt;">/if</text:text-input></text:span></text:p>
            <text:p text:style-name="P2"><text:span text:style-name="T52"><text:s/></text:span><text:span text:style-name="T53">(-</text:span><text:span text:style-name="Fuente_20_de_20_párrafo_20_predeter."><text:span text:style-name="T3"><text:text-input text:description="&lt;o.id&gt;">/If1 </text:text-input></text:span></text:span><text:span text:style-name="Fuente_20_de_20_párrafo_20_predeter."><text:span text:style-name="T4">-</text:span></text:span><text:span text:style-name="T53">)</text:span><text:span text:style-name="T51">: </text:span><text:span text:style-name="T52"><text:text-input text:description="&lt;o.name&gt;">000</text:text-input></text:span></text:p>
            <text:p text:style-name="P48"><text:span text:style-name="T18">Fecha</text:span><text:span text:style-name="T19">: </text:span><text:span text:style-name="T19"><text:text-input text:description="&lt;if test=&quot;o.date_done&quot;&gt;">If</text:text-input></text:span><text:span text:style-name="T19"><text:text-input text:description="&lt;formatLang(o.date_done,date_time='true')&gt;">DD/MM/YYYY</text:text-input></text:span><text:span text:style-name="T18"><text:text-input text:description="&lt;/if&gt;">/if</text:text-input></text:span></text:p>
          </table:table-cell>
        </table:table-row>
        <table:table-row table:style-name="TableLine94071760280880">
          <table:table-cell table:style-name="TableBox94071760068112" office:value-type="string">
            <text:p text:style-name="P8"><text:span text:style-name="T18">Cliente</text:span><text:span text:style-name="T22">: </text:span><text:span text:style-name="T23"><text:placeholder text:placeholder-type="text">&lt;o.partner_id.internal_code&gt;</text:placeholder></text:span><text:span text:style-name="T35"><text:s text:c="2"/></text:span><text:span text:style-name="T23"><text:placeholder text:placeholder-type="text">&lt;o.partner_id.commercial_partner_id.name&gt;</text:placeholder></text:span><text:span text:style-name="T23"><text:s/></text:span><text:span text:style-name="T24"><text:placeholder text:placeholder-type="text">&lt;if test="o.partner_id.parent_id"&gt;</text:placeholder></text:span><text:span text:style-name="T24">, </text:span><text:span text:style-name="T24"><text:placeholder text:placeholder-type="text">&lt;o.partner_id.name&gt;</text:placeholder></text:span><text:span text:style-name="T24"><text:s/></text:span><text:span text:style-name="T24"><text:placeholder text:placeholder-type="text">&lt;/if&gt;</text:placeholder></text:span></text:p>
            <text:p text:style-name="P10"><text:span text:style-name="T15"><text:text-input text:description="&lt;o.partner_id.commercial_partner_id.l10n_latam_identification_type_id.name&gt;">CUIT</text:text-input></text:span><text:span text:style-name="T16">: </text:span><text:span text:style-name="T16"><text:placeholder text:placeholder-type="text">&lt;o.partner_id.commercial_partner_id.vat&gt;</text:placeholder></text:span></text:p>
            <text:p text:style-name="P10"><text:span text:style-name="T15">Cond IVA</text:span><text:span text:style-name="T16">: </text:span><text:span text:style-name="T16"><text:placeholder text:placeholder-type="text">&lt;o.partner_id.commercial_partner_id.l10n_ar_afip_responsibility_type_id.name&gt;</text:placeholder></text:span></text:p>
            <text:p text:style-name="P46"/>
          </table:table-cell>
          <table:table-cell table:style-name="TableBox94071760200576" office:value-type="string">
            <text:p text:style-name="P49"><text:span text:style-name="T29">Dirección</text:span><text:span text:style-name="T25">: </text:span><text:span text:style-name="T25"><text:placeholder text:placeholder-type="text">&lt;partner_address(o.partner_id)&gt;</text:placeholder></text:span></text:p>
            <text:p text:style-name="P3"><text:span text:style-name="T18">Teléfono</text:span><text:span text:style-name="T22">:</text:span><text:span text:style-name="T35"> </text:span><text:span text:style-name="T23"><text:placeholder text:placeholder-type="text">&lt;o.partner_id.commercial_partner_id.phone&gt;</text:placeholder></text:span></text:p>
            <text:p text:style-name="P3"><text:span text:style-name="T24"><text:placeholder text:placeholder-type="text">&lt;if test="o.partner_id.parent_id"&gt;</text:placeholder></text:span><text:span text:style-name="T24">Enviar a</text:span><text:span text:style-name="T23">: </text:span><text:span text:style-name="T23"><text:placeholder text:placeholder-type="text">&lt;o.partner_id.name&gt;</text:placeholder></text:span><text:span text:style-name="T23"><text:s/>- </text:span><text:span text:style-name="T25"><text:placeholder text:placeholder-type="text">&lt;partner_address(o.partner_id)&gt;</text:placeholder></text:span><text:span text:style-name="T23"><text:placeholder text:placeholder-type="text">&lt;/if&gt;</text:placeholder></text:span></text:p>
            <text:p text:style-name="P50"><text:span text:style-name="T36">Condicion: </text:span><text:span text:style-name="T36"><text:text-input text:description="&lt;o.sale_id.payment_term_id.name&gt;">cond vent</text:text-input></text:span>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D"/>
        <table:table-header-rows>
          <table:table-row table:style-name="TableLine94071760288128">
            <table:table-cell table:style-name="Tabla2.A1" office:value-type="string">
              <text:p text:style-name="P45">Art.</text:p>
            </table:table-cell>
            <table:table-cell table:style-name="Tabla2.A1" office:value-type="string">
              <text:p text:style-name="P45">Cant.</text:p>
            </table:table-cell>
            <table:table-cell table:style-name="Tabla2.A1" office:value-type="string">
              <text:p text:style-name="P45">Marca</text:p>
            </table:table-cell>
            <table:table-cell table:style-name="Tabla2.A1" office:value-type="string">
              <text:p text:style-name="P44">Descripción - Lote / Serie - Garantía</text:p>
            </table:table-cell>
          </table:table-row>
        </table:table-header-rows>
        <table:table-row table:style-name="TableLine94071760402656"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43"/>
          </table:table-cell>
          <table:table-cell table:style-name="Tabla2.A1" office:value-type="string">
            <text:p text:style-name="P43"/>
          </table:table-cell>
          <table:table-cell table:style-name="Tabla2.A1" office:value-type="string">
            <text:p text:style-name="P13"><text:text-input text:description="&lt;for each=&quot;line in o.move_line_ids&quot;&gt;">For each line</text:text-input></text:p>
          </table:table-cell>
        </table:table-row>
        <table:table-row table:style-name="TableLine94071760403360">
          <table:table-cell table:style-name="Tabla2.A1" office:value-type="string">
            <text:p text:style-name="P15"><text:span text:style-name="T49"><text:text-input text:description="&lt;line.product_id.internal_code&gt;">Articulo</text:text-input></text:span><text:span text:style-name="T49"><text:s text:c="2"/></text:span><text:s text:c="2"/></text:p>
          </table:table-cell>
          <table:table-cell table:style-name="Tabla2.A1" office:value-type="string">
            <text:p text:style-name="P4"><text:text-input text:description="&lt;formatLang(line.qty_done)&gt;">Cantidad</text:text-input></text:p>
          </table:table-cell>
          <table:table-cell table:style-name="Tabla2.A1" office:value-type="string">
            <text:p text:style-name="P16"><text:text-input text:description="&lt;line.product_id.product_brand_id.name[:15]&gt;">Marca</text:text-input></text:p>
          </table:table-cell>
          <table:table-cell table:style-name="Tabla2.A1" office:value-type="string">
            <text:p text:style-name="P51"><text:span text:style-name="T5"><text:text-input text:description="&lt;if test=&quot;line.product_id.x_documents&quot;&gt;">if Term&amp;Cond </text:text-input></text:span><draw:a xlink:type="simple" xlink:href="python://%22https://www.ingenieriaboggio.com.ar%22+line.product_id.x_documents.url_suffix"><draw:frame draw:style-name="fr2" draw:name="gráficos5" text:anchor-type="as-char" svg:width="0.464cm" svg:height="0.406cm" draw:z-index="1"><draw:image xlink:href="Pictures/1000020100000015000000159EBAD8F7055571A6.png" xlink:type="simple" xlink:show="embed" xlink:actuate="onLoad" loext:mime-type="image/png"/></draw:frame></draw:a><text:span text:style-name="T7"><text:s/></text:span><text:span text:style-name="T6"><text:text-input text:description="&lt;/if&gt;">/if </text:text-input></text:span><text:span text:style-name="T6"><text:s/></text:span><text:span text:style-name="T8"><text:text-input text:description="&lt;if test=&quot;line.lot_id&quot;&gt;">if</text:text-input></text:span><text:span text:style-name="T8">Serie: </text:span><text:span text:style-name="T10"><text:text-input text:description="&lt;&quot;%s%s&quot; % (line.lot_id.name or &quot;&quot;, line.lot_id.life_date and &quot; (%s)&quot; % formatLang(line.lot_id.life_date, date=True) or &quot;&quot;)&gt;">000513210</text:text-input></text:span><text:span text:style-name="T12"><text:s/>- </text:span><text:span text:style-name="T8"><text:text-input text:description="&lt;/if&gt;">end</text:text-input></text:span><text:span text:style-name="T13"><text:text-input text:description="&lt;line.product_id.supplier_code&gt;">9788426574091</text:text-input></text:span><text:span text:style-name="T8"><text:s/>(</text:span><text:span text:style-name="T8"><text:text-input text:description="&lt;line.product_id.default_code&gt;">9788426574091</text:text-input></text:span><text:span text:style-name="T8">) </text:span><text:span text:style-name="T8"><text:text-input text:description="&lt;line.product_id.name&gt;">123456789012345678901234567890123045</text:text-input></text:span><text:span text:style-name="T9"><text:s/></text:span><text:span text:style-name="T8"><text:text-input text:description="&lt;if test=&quot;line.product_id.warranty!=12&quot;&gt;">if</text:text-input></text:span><text:span text:style-name="T8">Garantia: </text:span><text:span text:style-name="T8"><text:text-input text:description="&lt;formatLang(line.product_id.warranty,digits=0)&gt;">12</text:text-input></text:span><text:span text:style-name="T8"><text:s/>meses</text:span><text:span text:style-name="T8"><text:text-input text:description="&lt;/if&gt;">end</text:text-input></text:span><text:span text:style-name="T8"> </text:span><text:span text:style-name="T8"><text:text-input text:description="&lt;if test=&quot;line.product_id.weight&gt;0&quot;&gt;">if</text:text-input></text:span><text:span text:style-name="T8"><text:s/></text:span><text:span text:style-name="T8"><text:text-input text:description="&lt;line.product_id.weight*line.product_qty&gt;">9788426574091</text:text-input></text:span><text:span text:style-name="T8">Kg</text:span><text:span text:style-name="T8"><text:text-input text:description="&lt;/if&gt;">end</text:text-input></text:span><text:span text:style-name="T8"> </text:span></text:p>
          </table:table-cell>
        </table:table-row>
        <table:table-row table:style-name="TableLine94071760404176">
          <table:table-cell table:style-name="Tabla2.A1" office:value-type="string">
            <text:p text:style-name="P14"/>
          </table:table-cell>
          <table:table-cell table:style-name="Tabla2.A1" office:value-type="string">
            <text:p text:style-name="P43"/>
          </table:table-cell>
          <table:table-cell table:style-name="Tabla2.A1" office:value-type="string">
            <text:p text:style-name="P43"/>
          </table:table-cell>
          <table:table-cell table:style-name="Tabla2.A1" office:value-type="string">
            <text:p text:style-name="P14"><text:text-input text:description="&lt;/for&gt;">End For</text:text-input></text:p>
          </table:table-cell>
        </table:table-row>
      </table:table>
      <table:table table:name="Tabla4" table:style-name="Tabla4">
        <table:table-column table:style-name="Tabla4.A" table:number-columns-repeated="2"/>
        <table:table-column table:style-name="Tabla4.C"/>
        <table:table-column table:style-name="Tabla4.D"/>
        <table:table-row table:style-name="TableLine94071760404992">
          <table:table-cell table:style-name="TableBox94071760405728" table:number-columns-spanned="2" office:value-type="string">
            <text:p text:style-name="P5">Hora y quien entrega <text:s/>……………</text:p>
            <text:p text:style-name="P7"><text:span text:style-name="T39"><text:placeholder text:placeholder-type="text">&lt;if test="o.origin and o.origin[:2]=='NV'  "&gt;</text:placeholder></text:span><text:span text:style-name="T42">Pedido</text:span><text:span text:style-name="T54"> </text:span><text:span text:style-name="T54"><text:text-input text:description="&lt;(o.env['sale.order'].search([['name','=',o.origin],['company_id','=',o.company_id.id]]).delivery_status=='delivered') and 'Completo' or 'Incompleto'&gt;">estado</text:text-input></text:span><text:span text:style-name="T40"><text:s/>(</text:span><text:span text:style-name="T39">pendientes NV: </text:span><text:span text:style-name="T50"><text:text-input text:description="&lt;len(o.env['sale.order.line'].search([['order_id.name','=',o.origin],['company_id','=',o.company_id.id],['state', '!=', 'cancel'],['delivery_status', '=', 'to deliver']]))&gt;">estado</text:text-input></text:span><text:span text:style-name="T50">/</text:span><text:span text:style-name="T50"><text:text-input text:description="&lt;len(o.env['sale.order.line'].search([['order_id.name','=',o.origin],['company_id','=',o.company_id.id],['state', '!=', 'cancel']]))&gt;">estado</text:text-input></text:span><text:span text:style-name="T39">, pendientes totales: </text:span><text:span text:style-name="T50"><text:text-input text:description="&lt;len(o.env['sale.order.line'].search([['order_partner_id','=',o.partner_id.id],['company_id','=',o.company_id.id],['state', '!=', 'cancel'],['delivery_status', '=', 'to deliver']]))&gt;">estado</text:text-input></text:span><text:span text:style-name="T40">) </text:span><text:span text:style-name="T11"><text:text-input text:description="&lt;len(o.search([['group_id' ,'=' , o.group_id.id],['picking_type_id.id','=',7]]))&gt;0 and 'Ind. ' or ''&gt;">dep1</text:text-input></text:span><text:span text:style-name="T11"><text:text-input text:description="&lt;len(o.search([['group_id' ,'=' , o.group_id.id],['picking_type_id.id','=',21]]))&gt;0 and 'Ilum ' or ''&gt;">ilum</text:text-input></text:span><text:span text:style-name="T11"><text:text-input text:description="&lt;len(o.search([['group_id' ,'=' , o.group_id.id],['picking_type_id.id','=',22]]))&gt;0 and 'Mot. ' or ''&gt;">mtores</text:text-input></text:span><text:span text:style-name="T14"><text:s/></text:span><text:span text:style-name="T45"><text:text-input text:description="&lt;/if&gt;">/if</text:text-input></text:span><text:span text:style-name="T45"><text:s text:c="4"/></text:span></text:p>
          </table:table-cell>
          <table:covered-table-cell/>
          <table:table-cell table:style-name="TableBox94071760414336" table:number-columns-spanned="2" office:value-type="string">
            <text:p text:style-name="Table_20_Contents"/>
          </table:table-cell>
          <table:covered-table-cell/>
        </table:table-row>
        <table:table-row table:style-name="TableLine94071758771504">
          <table:table-cell table:style-name="TableBox94071758751728" office:value-type="string">
            <text:p text:style-name="P11"><text:span text:style-name="T27">Doc. Origen</text:span><text:span text:style-name="T32">: </text:span><text:span text:style-name="T27"><text:text-input text:description="&lt;o.origin&gt;">R1231231 - R1231321</text:text-input></text:span></text:p>
            <text:p text:style-name="P17"><text:span text:style-name="T41">Orden de Compra:</text:span><text:span text:style-name="T46"> </text:span><text:span text:style-name="T41"><text:text-input text:description="&lt;o.sale_id.purchase_order_number&gt;">20-31393297-5</text:text-input></text:span></text:p>
            <text:p text:style-name="P12"><text:span text:style-name="T30">Responsables</text:span><text:span text:style-name="T33">: </text:span><text:span text:style-name="T30"><text:text-input text:description="&lt;o.sale_id.create_uid.name&gt;">resp venta</text:text-input></text:span><text:span text:style-name="T30">, </text:span><text:span text:style-name="T30"><text:text-input text:description="&lt;o.x_write_uid2 or o.sale_id.write_uid.name&gt;">resp envio</text:text-input></text:span></text:p>
          </table:table-cell>
          <table:table-cell table:style-name="TableBox94071758751728" office:value-type="string">
            <text:p text:style-name="P18"><text:span text:style-name="T18">Transporte</text:span><text:span text:style-name="T20">:</text:span><text:span text:style-name="T37"> </text:span><text:span text:style-name="T31"><text:text-input text:description="&lt;o.carrier_id.partner_id.name&gt;">El más rapido SRL</text:text-input></text:span></text:p>
            <text:p text:style-name="P18"><text:span text:style-name="T28">Dirección</text:span><text:span text:style-name="T31">:</text:span><text:span text:style-name="T23"> </text:span><text:span text:style-name="T34"><text:text-input text:description="&lt;partner_address(o.carrier_id.partner_id)&gt;">Balcarce 666</text:text-input></text:span></text:p>
            <text:p text:style-name="P21"><text:span text:style-name="T38">CUIT:</text:span><text:span text:style-name="T47"> </text:span><text:span text:style-name="T38"><text:text-input text:description="&lt;o.carrier_id.partner_id.commercial_partner_id.vat&gt;">20-31393297-5</text:text-input></text:span></text:p>
          </table:table-cell>
          <table:table-cell table:style-name="TableBox94071760365328" office:value-type="string">
            <text:p text:style-name="P24">Valor declarado</text:p>
            <text:p text:style-name="P22">Cantidad de lineas</text:p>
            <text:p text:style-name="P22">Peso</text:p>
            <text:p text:style-name="P23">Bultos</text:p>
          </table:table-cell>
          <table:table-cell table:style-name="TableBox94071760383536" office:value-type="string">
            <text:p text:style-name="P28"><text:span text:style-name="T43">$</text:span><text:text-input text:description="&lt;o.partner_id.id in (46655,52762) and formatLang(o.declared_value*0.5) or  formatLang(o.declared_value)&gt;">$1300</text:text-input></text:p>
            <text:p text:style-name="P25"><text:text-input text:description="&lt;len(o.move_line_ids)&gt;">End For</text:text-input></text:p>
            <text:p text:style-name="P26"><text:span text:style-name="T45"><text:text-input text:description="&lt;o.weight&gt;0 and formatLang(o.weight) or formatLang(sum(o.move_line_ids.mapped(lambda line: line.product_id.weight*line.qty_done)))&gt;">30,5</text:text-input></text:span><text:span text:style-name="T45"><text:s/>Kg</text:span></text:p>
            <text:p text:style-name="P27"><text:text-input text:description="&lt;o.number_of_packages&gt;">10</text:text-input></text:p>
          </table:table-cell>
        </table:table-row>
        <table:table-row table:style-name="TableLine94071760362000">
          <table:table-cell table:style-name="TableBox94071760405728" table:number-columns-spanned="2" office:value-type="string">
            <text:p text:style-name="P29"><text:span text:style-name="T21">Observaciones</text:span><text:span text:style-name="T48">: </text:span><text:span text:style-name="T26"><text:placeholder text:placeholder-type="text">&lt;o.observations&gt;</text:placeholder></text:span></text:p>
            <text:p text:style-name="P30"/>
          </table:table-cell>
          <table:covered-table-cell/>
          <table:table-cell table:style-name="TableBox94071760414336" table:number-columns-spanned="2" office:value-type="string">
            <text:p text:style-name="P6"/>
          </table:table-cell>
          <table:covered-table-cell/>
        </table:table-row>
        <table:table-row table:style-name="TableLine94071760390944">
          <table:table-cell table:style-name="TableBox94071760382640" table:number-columns-spanned="4" office:value-type="string">
            <text:p text:style-name="P19">* Garantía de 12 meses a menos que se indique otra duración en cada producto</text:p>
            <text:p text:style-name="P20">Política de devoluciones y garantía: <text:a xlink:type="simple" xlink:href="https://www.ingenieriaboggio.com.ar/page/politica-de-devoluciones" text:style-name="Internet_20_link" text:visited-style-name="Visited_20_Internet_20_Link"><text:span text:style-name="T55">https://www.ingenieriaboggio.com.ar/page/politica-de-devoluciones</text:span></text:a></text:p>
            <text:p text:style-name="P31"><text:subject>V1.2</text:subject></text:p>
          </table:table-cell>
          <table:covered-table-cell/>
          <table:covered-table-cell/>
          <table:covered-table-cell/>
        </table:table-row>
      </table:table>
      <text:p text:style-name="P1"/>
      <text:p text:style-name="P33">Materiales Pendientes de entrega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eLine94071760439072">
          <table:table-cell table:style-name="Tabla3.A1" office:value-type="string">
            <text:p text:style-name="P41">Fecha</text:p>
          </table:table-cell>
          <table:table-cell table:style-name="Tabla3.A1" office:value-type="string">
            <text:p text:style-name="P41">Documento</text:p>
          </table:table-cell>
          <table:table-cell table:style-name="Tabla3.A1" office:value-type="string">
            <text:p text:style-name="P41">Producto</text:p>
          </table:table-cell>
          <table:table-cell table:style-name="Tabla3.A1" office:value-type="string">
            <text:p text:style-name="P42">Cantidad pedida</text:p>
          </table:table-cell>
          <table:table-cell table:style-name="Tabla3.E1" office:value-type="string">
            <text:p text:style-name="P42">Cantidad Entregada</text:p>
          </table:table-cell>
          <table:table-cell table:style-name="Tabla3.F1" office:value-type="string">
            <text:p text:style-name="P42">Cantidad devuelta</text:p>
          </table:table-cell>
        </table:table-row>
        <table:table-row table:style-name="TableLine94071760470240">
          <table:table-cell table:style-name="Tabla3.A2" office:value-type="string">
            <text:p text:style-name="P34"><text:text-input text:description="&lt;for each=&quot;line1 in o.env['sale.order.line'].search( [['order_partner_id', '=', o.partner_id.id],['state', '!=', 'cancel'],['delivery_status', '=', 'to deliver']])&quot;&gt;">For each</text:text-input><text:s/></text:p>
          </table:table-cell>
          <table:table-cell table:style-name="Tabla3.A2" office:value-type="string">
            <text:p text:style-name="P41"/>
          </table:table-cell>
          <table:table-cell table:style-name="Tabla3.A2" office:value-type="string">
            <text:p text:style-name="P41"/>
          </table:table-cell>
          <table:table-cell table:style-name="Tabla3.A2" office:value-type="string">
            <text:p text:style-name="P41"/>
          </table:table-cell>
          <table:table-cell table:style-name="Tabla3.E2" office:value-type="string">
            <text:p text:style-name="P41"/>
          </table:table-cell>
          <table:table-cell table:style-name="Tabla3.F2" office:value-type="string">
            <text:p text:style-name="P41"/>
          </table:table-cell>
        </table:table-row>
        <table:table-row table:style-name="TableLine94071760474272">
          <table:table-cell table:style-name="Tabla3.A2" office:value-type="string">
            <text:p text:style-name="P35"><text:text-input text:description="&lt;formatLang(line1.create_date,date='true')&gt;">fecha</text:text-input><text:s/></text:p>
          </table:table-cell>
          <table:table-cell table:style-name="Tabla3.A2" office:value-type="string">
            <text:p text:style-name="P40"><text:text-input text:description="&lt;line1.order_id&gt;">fecha</text:text-input></text:p>
            <text:p text:style-name="P40">Orden Compra: <text:text-input text:description="&lt;line1.order_id.purchase_order_number&gt;">fecha</text:text-input></text:p>
            <text:p text:style-name="P40"><text:text-input text:description="&lt;line1.create_uid.name&gt;">fecha</text:text-input></text:p>
            <text:p text:style-name="P40"/>
          </table:table-cell>
          <table:table-cell table:style-name="Tabla3.A2" office:value-type="string">
            <text:p text:style-name="P36"><text:text-input text:description="&lt;line1.supplier_code&gt;">fecha</text:text-input><text:s/><text:text-input text:description="&lt;line1.name&gt;">fecha</text:text-input></text:p>
            <text:p text:style-name="P36"><text:text-input text:description="&lt;line1.product_brand_id.name&gt;">fecha</text:text-input></text:p>
          </table:table-cell>
          <table:table-cell table:style-name="Tabla3.A2" office:value-type="string">
            <text:p text:style-name="P37"><text:text-input text:description="&lt;line1.product_uom_qty&gt;">fecha</text:text-input></text:p>
          </table:table-cell>
          <table:table-cell table:style-name="Tabla3.E2" office:value-type="string">
            <text:p text:style-name="P38"><text:text-input text:description="&lt;line1.qty_delivered&gt;">fecha</text:text-input></text:p>
          </table:table-cell>
          <table:table-cell table:style-name="Tabla3.F2" office:value-type="string">
            <text:p text:style-name="P39"><text:text-input text:description="&lt;line1.quantity_returned&gt;">fecha</text:text-input></text:p>
          </table:table-cell>
        </table:table-row>
        <table:table-row table:style-name="TableLine94071760475488">
          <table:table-cell table:style-name="Tabla3.A2" office:value-type="string">
            <text:p text:style-name="P9"><text:text-input text:description="&lt;/for&gt;">End For</text:text-input></text:p>
          </table:table-cell>
          <table:table-cell table:style-name="Tabla3.A2" office:value-type="string">
            <text:p text:style-name="P41"/>
          </table:table-cell>
          <table:table-cell table:style-name="Tabla3.A2" office:value-type="string">
            <text:p text:style-name="P41"/>
          </table:table-cell>
          <table:table-cell table:style-name="Tabla3.A2" office:value-type="string">
            <text:p text:style-name="P41"/>
          </table:table-cell>
          <table:table-cell table:style-name="Tabla3.E2" office:value-type="string">
            <text:p text:style-name="P41"/>
          </table:table-cell>
          <table:table-cell table:style-name="Tabla3.F2" office:value-type="string">
            <text:p text:style-name="P41"/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2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16T09:13:35.28</meta:creation-date>
    <dc:date>2022-07-25T21:25:16.708428020</dc:date>
    <meta:editing-duration>PT1H33M5S</meta:editing-duration>
    <meta:editing-cycles>25</meta:editing-cycles>
    <meta:generator>LibreOffice/6.4.7.2$Linux_X86_64 LibreOffice_project/40$Build-2</meta:generator>
    <dc:description>v1.2 correcciones de pendientes e hipervinculo
V1.1 18 Nov 2021</dc:description>
    <dc:subject>V1.2</dc:subject>
    <meta:document-statistic meta:table-count="4" meta:image-count="1" meta:object-count="0" meta:page-count="1" meta:paragraph-count="59" meta:word-count="316" meta:character-count="1721" meta:non-whitespace-character-count="1589"/>
  </office:meta>
</office:document-meta>
</file>